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32.66pt"/>
    </style:style>
    <style:style style:name="co5" style:family="table-column">
      <style:table-column-properties fo:break-before="auto" style:column-width="48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in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in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in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in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in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in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in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</table:table>
      <table:table table:name="Sheet2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i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ani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ani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C229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15:35:39.7978371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ik Gupte</meta:initial-creator>
    <meta:creation-date>2017-05-04T10:49:43.125121708</meta:creation-date>
    <dc:date>2017-06-06T15:54:36.742388468</dc:date>
    <meta:editing-duration>PT4H50M11S</meta:editing-duration>
    <meta:editing-cycles>36</meta:editing-cycles>
    <meta:generator>LibreOffice/5.3.1.2$Linux_X86_64 LibreOffice_project/30m0$Build-2</meta:generator>
    <meta:document-statistic meta:table-count="2" meta:cell-count="1174" meta:object-count="0"/>
  </office:meta>
</office:document-meta>
</file>